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7b9e" officeooo:paragraph-rsid="001d7b9e"/>
    </style:style>
    <style:style style:name="P2" style:family="paragraph" style:parent-style-name="Standard">
      <style:text-properties officeooo:rsid="001fd187" officeooo:paragraph-rsid="001fd187"/>
    </style:style>
    <style:style style:name="P3" style:family="paragraph" style:parent-style-name="Standard">
      <style:text-properties officeooo:paragraph-rsid="0020b319"/>
    </style:style>
    <style:style style:name="P4" style:family="paragraph" style:parent-style-name="Standard">
      <style:text-properties officeooo:rsid="002365fb" officeooo:paragraph-rsid="00216a82"/>
    </style:style>
    <style:style style:name="P5" style:family="paragraph" style:parent-style-name="Standard">
      <style:text-properties officeooo:rsid="002365fb" officeooo:paragraph-rsid="002365fb"/>
    </style:style>
    <style:style style:name="P6" style:family="paragraph" style:parent-style-name="Standard">
      <style:text-properties officeooo:rsid="0023a008" officeooo:paragraph-rsid="0023a008"/>
    </style:style>
    <style:style style:name="P7" style:family="paragraph" style:parent-style-name="Standard">
      <style:text-properties officeooo:rsid="0024eeed" officeooo:paragraph-rsid="0024eeed"/>
    </style:style>
    <style:style style:name="P8" style:family="paragraph" style:parent-style-name="Standard">
      <style:text-properties officeooo:paragraph-rsid="001fd187"/>
    </style:style>
    <style:style style:name="P9" style:family="paragraph" style:parent-style-name="Standard">
      <style:text-properties officeooo:paragraph-rsid="00276411"/>
    </style:style>
    <style:style style:name="P10" style:family="paragraph" style:parent-style-name="Standard">
      <style:text-properties officeooo:rsid="00276411" officeooo:paragraph-rsid="00276411"/>
    </style:style>
    <style:style style:name="P11" style:family="paragraph" style:parent-style-name="Standard">
      <style:text-properties officeooo:rsid="00277dd8" officeooo:paragraph-rsid="00277dd8"/>
    </style:style>
    <style:style style:name="P12" style:family="paragraph" style:parent-style-name="Standard">
      <style:text-properties fo:font-weight="bold" officeooo:rsid="001d7b9e" officeooo:paragraph-rsid="001d7b9e" style:font-weight-asian="bold" style:font-weight-complex="bold"/>
    </style:style>
    <style:style style:name="P13" style:family="paragraph" style:parent-style-name="Standard">
      <style:text-properties fo:font-weight="bold" officeooo:rsid="0024eeed" officeooo:paragraph-rsid="0024eeed" style:font-weight-asian="bold" style:font-weight-complex="bold"/>
    </style:style>
    <style:style style:name="P14" style:family="paragraph" style:parent-style-name="Standard">
      <style:text-properties fo:font-weight="bold" officeooo:rsid="0026af65" officeooo:paragraph-rsid="0026af65" style:font-weight-asian="bold" style:font-weight-complex="bold"/>
    </style:style>
    <style:style style:name="P15" style:family="paragraph" style:parent-style-name="Standard">
      <style:text-properties fo:font-weight="bold" officeooo:rsid="00270cca" officeooo:paragraph-rsid="00270cca" style:font-weight-asian="bold" style:font-weight-complex="bold"/>
    </style:style>
    <style:style style:name="P16" style:family="paragraph" style:parent-style-name="Standard">
      <style:text-properties fo:font-weight="bold" officeooo:rsid="00276411" officeooo:paragraph-rsid="00276411" style:font-weight-asian="bold" style:font-weight-complex="bold"/>
    </style:style>
    <style:style style:name="P17" style:family="paragraph" style:parent-style-name="Standard">
      <style:text-properties fo:font-weight="bold" officeooo:rsid="00277dd8" officeooo:paragraph-rsid="00277dd8" style:font-weight-asian="bold" style:font-weight-complex="bold"/>
    </style:style>
    <style:style style:name="P18" style:family="paragraph" style:parent-style-name="Standard">
      <style:text-properties fo:font-style="italic" officeooo:rsid="002c1473" officeooo:paragraph-rsid="002c1473" style:font-style-asian="italic" style:font-style-complex="italic"/>
    </style:style>
    <style:style style:name="P19" style:family="paragraph" style:parent-style-name="Standard">
      <style:text-properties fo:font-style="italic" officeooo:rsid="002b36e0" officeooo:paragraph-rsid="002b36e0" style:font-style-asian="italic" style:font-style-complex="italic"/>
    </style:style>
    <style:style style:name="P20" style:family="paragraph" style:parent-style-name="Standard">
      <style:text-properties officeooo:rsid="002d3833" officeooo:paragraph-rsid="002f3836"/>
    </style:style>
    <style:style style:name="P21" style:family="paragraph" style:parent-style-name="Standard">
      <style:text-properties officeooo:rsid="002d3833" officeooo:paragraph-rsid="0030af9c"/>
    </style:style>
    <style:style style:name="P22" style:family="paragraph" style:parent-style-name="Standard">
      <style:text-properties officeooo:rsid="00337610" officeooo:paragraph-rsid="00337610"/>
    </style:style>
    <style:style style:name="T1" style:family="text">
      <style:text-properties officeooo:rsid="001fd187"/>
    </style:style>
    <style:style style:name="T2" style:family="text">
      <style:text-properties officeooo:rsid="0020b319"/>
    </style:style>
    <style:style style:name="T3" style:family="text">
      <style:text-properties officeooo:rsid="00216a82"/>
    </style:style>
    <style:style style:name="T4" style:family="text">
      <style:text-properties officeooo:rsid="002365fb"/>
    </style:style>
    <style:style style:name="T5" style:family="text">
      <style:text-properties officeooo:rsid="0024eeed"/>
    </style:style>
    <style:style style:name="T6" style:family="text">
      <style:text-properties officeooo:rsid="0026af65"/>
    </style:style>
    <style:style style:name="T7" style:family="text">
      <style:text-properties officeooo:rsid="00270cca"/>
    </style:style>
    <style:style style:name="T8" style:family="text">
      <style:text-properties officeooo:rsid="00276411"/>
    </style:style>
    <style:style style:name="T9" style:family="text">
      <style:text-properties officeooo:rsid="00294eb4"/>
    </style:style>
    <style:style style:name="T10" style:family="text">
      <style:text-properties officeooo:rsid="002e13a6"/>
    </style:style>
    <style:style style:name="T11" style:family="text">
      <style:text-properties fo:font-style="italic" officeooo:rsid="002e13a6" style:font-style-asian="italic" style:font-style-complex="italic"/>
    </style:style>
    <style:style style:name="T12" style:family="text">
      <style:text-properties fo:font-style="italic" officeooo:rsid="0030af9c" style:font-style-asian="italic" style:font-style-complex="italic"/>
    </style:style>
    <style:style style:name="T13" style:family="text">
      <style:text-properties officeooo:rsid="002f3836"/>
    </style:style>
    <style:style style:name="T14" style:family="text">
      <style:text-properties officeooo:rsid="0030af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lan of action</text:p>
      <text:p text:style-name="P19">Start of action: Feb 1</text:p>
      <text:p text:style-name="P22">Tjitze de Boer</text:p>
      <text:p text:style-name="P7"/>
      <text:p text:style-name="P6">The order in which I plan to put it all together.</text:p>
      <text:p text:style-name="P1"/>
      <text:p text:style-name="P13">One</text:p>
      <text:p text:style-name="P8"><text:span text:style-name="T5">The</text:span><text:span text:style-name="T1"> </text:span><text:span text:style-name="T6">index and info</text:span><text:span text:style-name="T3"> pages</text:span><text:span text:style-name="T1"> and </text:span><text:span text:style-name="T6">a</text:span><text:span text:style-name="T1"> colapsable navigation bar.</text:span></text:p>
      <text:p text:style-name="P18"><text:span text:style-name="T10">Expected date:</text:span> February 2 </text:p>
      <text:p text:style-name="P2"/>
      <text:p text:style-name="P14">Two</text:p>
      <text:p text:style-name="P3"><text:span text:style-name="T7">C</text:span><text:span text:style-name="T2">reate the database </text:span><text:span text:style-name="T7">and</text:span><text:span text:style-name="T2"> table for all the the user information </text:span><text:span text:style-name="T9">and t</text:span><text:span text:style-name="T3">he register </text:span><text:span text:style-name="T4">page </text:span><text:span text:style-name="T7">and</text:span><text:span text:style-name="T4"> the login page.</text:span></text:p>
      <text:p text:style-name="P20"><text:span text:style-name="T11">Expected date:</text:span> February 9</text:p>
      <text:p text:style-name="P4"/>
      <text:p text:style-name="P15">Four</text:p>
      <text:p text:style-name="P9"><text:span text:style-name="T9">The p</text:span><text:span text:style-name="T4">assword reset </text:span><text:span text:style-name="T8">request</text:span><text:span text:style-name="T4"> </text:span><text:span text:style-name="T7">pag</text:span><text:span text:style-name="T8">e</text:span><text:span text:style-name="T7">, database table for the token, </text:span><text:span text:style-name="T9">sending an</text:span><text:span text:style-name="T7"> email with </text:span><text:span text:style-name="T9">a</text:span><text:span text:style-name="T7"> token, </text:span><text:span text:style-name="T9">and</text:span><text:span text:style-name="T7"> </text:span><text:span text:style-name="T8">password reset page.</text:span></text:p>
      <text:p text:style-name="P20"><text:span text:style-name="T11">Expected date:</text:span> February <text:span text:style-name="T13">16</text:span></text:p>
      <text:p text:style-name="P5"/>
      <text:p text:style-name="P15">Five</text:p>
      <text:p text:style-name="P10">The database table for book <text:span text:style-name="T9">entries</text:span> and a folder for uploaded images.</text:p>
      <text:p text:style-name="P10">An insert page for adding books to the database.</text:p>
      <text:p text:style-name="P21"><text:span text:style-name="T11">Expected date:</text:span> February <text:span text:style-name="T14">23</text:span></text:p>
      <text:p text:style-name="P10"/>
      <text:p text:style-name="P16">Six</text:p>
      <text:p text:style-name="P11">A search page and a search results page with pagination where each result is a link.</text:p>
      <text:p text:style-name="P21"><text:span text:style-name="T11">Expected date:</text:span> <text:span text:style-name="T12">March 2</text:span></text:p>
      <text:p text:style-name="P11"/>
      <text:p text:style-name="P17">Seven</text:p>
      <text:p text:style-name="P11">A book details page with all the information on it <text:span text:style-name="T9">in the database</text:span> and if so an image.</text:p>
      <text:p text:style-name="P11">A button that toggles <text:span text:style-name="T9">the showing of</text:span> an edit form and a delete button.</text:p>
      <text:p text:style-name="P21"><text:span text:style-name="T11">Expected date:</text:span> <text:span text:style-name="T12">March 9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31T09:43:44.815000000</meta:creation-date>
    <dc:date>2021-09-14T10:34:51.164000000</dc:date>
    <meta:editing-duration>P12DT6H5M44S</meta:editing-duration>
    <meta:editing-cycles>18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24" meta:word-count="170" meta:character-count="904" meta:non-whitespace-character-count="757"/>
  </office:meta>
</office:document-meta>
</file>